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Standard">
      <style:text-properties fo:font-weight="bold" officeooo:rsid="012a7069" officeooo:paragraph-rsid="012a7069" style:font-weight-asian="bold" style:font-weight-complex="bold"/>
    </style:style>
    <style:style style:name="P2" style:family="paragraph" style:parent-style-name="Standard">
      <style:text-properties fo:color="#000000" loext:opacity="100%" style:font-name="Liberation Serif" fo:font-size="12pt" fo:letter-spacing="normal" fo:language="en" fo:country="IE" fo:font-style="normal" fo:font-weight="normal" officeooo:rsid="01da1ce1" officeooo:paragraph-rsid="01d979c7"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Liberation Serif" fo:font-size="12pt" fo:letter-spacing="normal" fo:language="en" fo:country="IE" fo:font-style="normal" fo:font-weight="normal" officeooo:rsid="01e207a1" officeooo:paragraph-rsid="01e207a1"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Liberation Serif" fo:font-size="12pt" fo:letter-spacing="normal" fo:language="en" fo:country="IE" fo:font-style="normal" fo:font-weight="normal" officeooo:rsid="01e207a1" officeooo:paragraph-rsid="01e3d93d"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Liberation Serif" fo:font-size="12pt" fo:letter-spacing="normal" fo:language="en" fo:country="IE" fo:font-style="normal" fo:font-weight="normal" officeooo:rsid="01e207a1" officeooo:paragraph-rsid="01e5f3a8"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Liberation Serif" fo:font-size="12pt" fo:letter-spacing="normal" fo:language="en" fo:country="IE" fo:font-style="normal" fo:font-weight="normal" officeooo:rsid="01e3d93d" officeooo:paragraph-rsid="01e5a49f"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Liberation Serif" fo:font-size="12pt" fo:letter-spacing="normal" fo:language="en" fo:country="IE" fo:font-style="normal" fo:font-weight="normal" officeooo:rsid="01e3d93d" officeooo:paragraph-rsid="01e5f3a8"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Liberation Serif" fo:font-size="12pt" fo:letter-spacing="normal" fo:language="en" fo:country="IE" fo:font-style="normal" fo:font-weight="normal" officeooo:rsid="01e3d93d" officeooo:paragraph-rsid="01f581a4"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Liberation Serif" fo:font-size="12pt" fo:letter-spacing="normal" fo:language="en" fo:country="IE" fo:font-style="normal" fo:font-weight="normal" officeooo:rsid="01e5f3a8" officeooo:paragraph-rsid="01e5f3a8"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Liberation Serif" fo:font-size="12pt" fo:letter-spacing="normal" fo:language="en" fo:country="IE" fo:font-style="normal" fo:font-weight="normal" officeooo:rsid="01e5f3a8" officeooo:paragraph-rsid="01f687bb"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Liberation Serif" fo:font-size="12pt" fo:letter-spacing="normal" fo:language="en" fo:country="IE" fo:font-style="normal" fo:font-weight="normal" officeooo:rsid="01e7da93" officeooo:paragraph-rsid="01e7da9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Liberation Serif" fo:font-size="12pt" fo:letter-spacing="normal" fo:language="en" fo:country="IE" fo:font-style="normal" fo:font-weight="normal" officeooo:rsid="01e7da93" officeooo:paragraph-rsid="01e7f6be"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Liberation Serif" fo:font-size="12pt" fo:letter-spacing="normal" fo:language="en" fo:country="IE" fo:font-style="normal" fo:font-weight="normal" officeooo:rsid="01e7f6be" officeooo:paragraph-rsid="01e7f6be"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Liberation Serif" fo:font-size="12pt" fo:letter-spacing="normal" fo:language="en" fo:country="IE" fo:font-style="normal" fo:font-weight="normal" officeooo:rsid="01e8d9ed" officeooo:paragraph-rsid="01f10a5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Liberation Serif" fo:font-size="12pt" fo:letter-spacing="normal" fo:language="en" fo:country="IE" fo:font-style="normal" fo:font-weight="normal" officeooo:rsid="01ea9d28" officeooo:paragraph-rsid="01ea9d28"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Liberation Serif" fo:font-size="12pt" fo:letter-spacing="normal" fo:language="en" fo:country="IE" fo:font-style="normal" fo:font-weight="normal" officeooo:rsid="01f8ba94" officeooo:paragraph-rsid="01f8ba94"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Liberation Serif" fo:font-size="12pt" fo:letter-spacing="normal" fo:language="en" fo:country="IE" fo:font-style="normal" fo:font-weight="bold" officeooo:rsid="01e207a1" officeooo:paragraph-rsid="01e3d93d" style:font-size-asian="12pt" style:font-style-asian="normal" style:font-weight-asian="bold" style:font-size-complex="12pt" style:font-style-complex="normal" style:font-weight-complex="bold"/>
    </style:style>
    <style:style style:name="P18" style:family="paragraph" style:parent-style-name="Standard">
      <style:text-properties fo:color="#000000" loext:opacity="100%" style:font-name="Liberation Serif" fo:font-size="12pt" fo:letter-spacing="normal" fo:language="en" fo:country="IE" fo:font-style="normal" fo:font-weight="bold" officeooo:rsid="01e3d93d" officeooo:paragraph-rsid="01e5f3a8" style:font-size-asian="12pt" style:font-style-asian="normal" style:font-weight-asian="bold" style:font-size-complex="12pt" style:font-style-complex="normal" style:font-weight-complex="bold"/>
    </style:style>
    <style:style style:name="P19" style:family="paragraph" style:parent-style-name="Standard">
      <style:text-properties fo:color="#000000" loext:opacity="100%" style:font-name="Liberation Serif" fo:font-size="12pt" fo:letter-spacing="normal" fo:language="en" fo:country="IE" fo:font-style="normal" fo:font-weight="bold" officeooo:rsid="01e5f3a8" officeooo:paragraph-rsid="01e5f3a8" style:font-size-asian="12pt" style:font-style-asian="normal" style:font-weight-asian="bold" style:font-size-complex="12pt" style:font-style-complex="normal" style:font-weight-complex="bold"/>
    </style:style>
    <style:style style:name="P20" style:family="paragraph" style:parent-style-name="Standard">
      <style:text-properties fo:color="#000000" loext:opacity="100%" style:font-name="Liberation Serif" fo:font-size="12pt" fo:letter-spacing="normal" fo:language="en" fo:country="IE" fo:font-style="normal" fo:font-weight="bold" officeooo:rsid="01e7f6be" officeooo:paragraph-rsid="01e7f6be" style:font-size-asian="12pt" style:font-style-asian="normal" style:font-weight-asian="bold" style:font-size-complex="12pt" style:font-style-complex="normal" style:font-weight-complex="bold"/>
    </style:style>
    <style:style style:name="P21" style:family="paragraph" style:parent-style-name="Standard">
      <style:text-properties fo:font-weight="bold" officeooo:rsid="01e207a1" officeooo:paragraph-rsid="01e207a1" style:font-weight-asian="bold" style:font-weight-complex="bold"/>
    </style:style>
    <style:style style:name="P22" style:family="paragraph" style:parent-style-name="Standard">
      <style:text-properties fo:font-weight="bold" officeooo:rsid="01f10a53" officeooo:paragraph-rsid="01f10a53" style:font-weight-asian="bold" style:font-weight-complex="bold"/>
    </style:style>
    <style:style style:name="T1" style:family="text">
      <style:text-properties officeooo:rsid="01e3d93d"/>
    </style:style>
    <style:style style:name="T2" style:family="text">
      <style:text-properties officeooo:rsid="01e5a49f"/>
    </style:style>
    <style:style style:name="T3" style:family="text">
      <style:text-properties officeooo:rsid="01e5f3a8"/>
    </style:style>
    <style:style style:name="T4" style:family="text">
      <style:text-properties officeooo:rsid="01e7f6be"/>
    </style:style>
    <style:style style:name="T5" style:family="text">
      <style:text-properties officeooo:rsid="01e8d9ed"/>
    </style:style>
    <style:style style:name="T6" style:family="text">
      <style:text-properties officeooo:rsid="01ea9d28"/>
    </style:style>
    <style:style style:name="T7" style:family="text">
      <style:text-properties officeooo:rsid="01ec82f6"/>
    </style:style>
    <style:style style:name="T8" style:family="text">
      <style:text-properties officeooo:rsid="01edb519"/>
    </style:style>
    <style:style style:name="T9" style:family="text">
      <style:text-properties officeooo:rsid="01edd8aa"/>
    </style:style>
    <style:style style:name="T10" style:family="text">
      <style:text-properties officeooo:rsid="01ef8bbd"/>
    </style:style>
    <style:style style:name="T11" style:family="text">
      <style:text-properties officeooo:rsid="01f10a53"/>
    </style:style>
    <style:style style:name="T12" style:family="text">
      <style:text-properties officeooo:rsid="01f20a0d"/>
    </style:style>
    <style:style style:name="T13" style:family="text">
      <style:text-properties officeooo:rsid="01f317c9"/>
    </style:style>
    <style:style style:name="T14" style:family="text">
      <style:text-properties officeooo:rsid="01f347ed"/>
    </style:style>
    <style:style style:name="T15" style:family="text">
      <style:text-properties officeooo:rsid="01f4d3ec"/>
    </style:style>
    <style:style style:name="T16" style:family="text">
      <style:text-properties officeooo:rsid="01f581a4"/>
    </style:style>
    <style:style style:name="T17" style:family="text">
      <style:text-properties officeooo:rsid="01f687bb"/>
    </style:style>
    <style:style style:name="T18" style:family="text">
      <style:text-properties officeooo:rsid="01f69606"/>
    </style:style>
    <style:style style:name="T19" style:family="text">
      <style:text-properties officeooo:rsid="01f7e4fd"/>
    </style:style>
    <style:style style:name="T20" style:family="text">
      <style:text-properties officeooo:rsid="01f95a76"/>
    </style:style>
    <style:style style:name="T21" style:family="text">
      <style:text-properties officeooo:rsid="01f9f0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ession Resumption <text:span text:style-name="T12">and TiiTLS tickets</text:span></text:p>
      <text:p text:style-name="P21"/>
      <text:p text:style-name="P14">1-RTT refers to a <text:span text:style-name="T11">session </text:span>resumption without early data. 0-RTT refers to a resumption with early data.</text:p>
      <text:p text:style-name="P21"/>
      <text:p text:style-name="P21">Lets <text:span text:style-name="T10">T</text:span>alk <text:span text:style-name="T10">T</text:span>ickets</text:p>
      <text:p text:style-name="P1"/>
      <text:p text:style-name="P3">Resumption tickets are a big part of TLS1.3. After the effort of making a full TLS1.3 connection to a website, it is quite common for a user to want to reconnect to the same site a few minutes later. Ideally without going through the same full process again. But at the same time a busy server does not want to be burdened with maintaining “state” for each client that may have connected to it over the last hour (and there could be millions of them).</text:p>
      <text:p text:style-name="P3"/>
      <text:p text:style-name="P4">So the trick is that the server <text:span text:style-name="T1">issues a “ticket” to the client containing enough information for </text:span><text:span text:style-name="T10">both the client and the </text:span><text:span text:style-name="T1">server to resume the connection. </text:span><text:span text:style-name="T10">Part of this</text:span><text:span text:style-name="T1"> ticket is encrypted by the server using an encryption key known only to the server. </text:span></text:p>
      <text:p text:style-name="P4"/>
      <text:p text:style-name="P4"><text:span text:style-name="T1">So, in brief, sometime </text:span><text:span text:style-name="T7">after a full handshake and </text:span><text:span text:style-name="T1">during its initial connection, the server encrypts the current crypto state using its TEK (Ticket Encryption Key) and sends this blob of data to the client for safe keeping. Sometime later when the client wants to reconnect it sends this blob back to the server who can then recover and re-use th</text:span><text:span text:style-name="T7">at</text:span><text:span text:style-name="T1"> crypto state.</text:span></text:p>
      <text:p text:style-name="P4"/>
      <text:p text:style-name="P17"><text:span text:style-name="T1">Client side</text:span></text:p>
      <text:p text:style-name="P4"/>
      <text:p text:style-name="P8">When the client collects a ticket it contains lots of useful <text:span text:style-name="T7">unencrypted </text:span>information, <text:span text:style-name="T16">l</text:span>ike the lifetime of the ticket and its time of birth, <text:span text:style-name="T8">as well as the TEK encrypted blob</text:span>. It also contains a random NONCE. During the original handshake <text:span text:style-name="T15">after</text:span> computing the traffic encryption keys the client also computes a Resumption Master Secret (RMS). The preshared key (PSK) to be used for a subsequent re-connection is calculated from this RMS+NONCE combination. </text:p>
      <text:p text:style-name="P8"/>
      <text:p text:style-name="P8"><text:span text:style-name="T16">As part of the resumption clientHello the encrypted part of the ticket is returned to the server.</text:span></text:p>
      <text:p text:style-name="P6"/>
      <text:p text:style-name="P7"><text:span text:style-name="T18">(</text:span><text:span text:style-name="T2">Note that the client can also connect directly to a server using a PSK derived in some sort of out-of-band process completely independent of any initial handshake. It is an innovation of TLS1.3 to combine these mechanisms.</text:span><text:span text:style-name="T18">)</text:span></text:p>
      <text:p text:style-name="P7"/>
      <text:p text:style-name="P18"><text:span text:style-name="T3">Server side</text:span></text:p>
      <text:p text:style-name="P7"/>
      <text:p text:style-name="P7"><text:span text:style-name="T3">The server </text:span><text:span text:style-name="T21">can extract</text:span><text:span text:style-name="T3"> the same PSK </text:span><text:span text:style-name="T16">from the encrypted part of the ticket that the client has returned to it.</text:span><text:span text:style-name="T3"> </text:span><text:span text:style-name="T16">I</text:span><text:span text:style-name="T3">t is th</text:span><text:span text:style-name="T16">e same</text:span><text:span text:style-name="T3"> PSK that </text:span><text:span text:style-name="T16">was</text:span><text:span text:style-name="T3"> encrypted with the TEK and sent to the client for safe keeping. </text:span><text:span text:style-name="T8">O</text:span><text:span text:style-name="T4">ther stuff is bundled </text:span><text:span text:style-name="T7">into the encrypted </text:span><text:span text:style-name="T10">part of the </text:span><text:span text:style-name="T7">ticket </text:span><text:span text:style-name="T4">as well, for example ticket </text:span><text:span text:style-name="T6">time of </text:span><text:span text:style-name="T10">creation</text:span><text:span text:style-name="T6"> plus </text:span><text:span text:style-name="T4">lifetime, and client identity (if the original handshake included client-side authentication).</text:span></text:p>
      <text:p text:style-name="P9"/>
      <text:p text:style-name="P19">The problem is...</text:p>
      <text:p text:style-name="P9"/>
      <text:p text:style-name="P10">The TLS1.3 RFC8446 does not say anything about the TEK, or indeed <text:span text:style-name="T17">exactly </text:span>what the internals of <text:span text:style-name="T9">the encrypted part of a</text:span> ticket look like. Its an opaque blob of encrypted data that only the server knows how to decrypt <text:span text:style-name="T7">and make sense of</text:span>. <text:span text:style-name="T9">Each server can independently decide its own mechanism for </text:span><text:span text:style-name="T13">creating</text:span><text:span text:style-name="T9"> it. </text:span><text:s/><text:span text:style-name="T9">A</text:span>s far as the client is concerned its just a meaningless blob <text:span text:style-name="T19">passed from the server to the client, and then back again when resumption is requested.</text:span></text:p>
      <text:p text:style-name="P9"/>
      <text:p text:style-name="P11"><text:soft-page-break/>There is another problem – replay attacks <text:span text:style-name="T5">as apply in the 0-RTT setting</text:span>. Early data is encrypted using a key derived from the PSK. However an attacker could simply record the initial clientHello, including the encrypted <text:span text:style-name="T16">ticket and </text:span><text:span text:style-name="T9">e</text:span>arly data, and transmit it again a few minutes later, <text:span text:style-name="T6">within the lifetime of the ticket</text:span>. How such an attack might benefit the attacker is out-of-scope for this blog, but its worrying that such an attack should be possible. And combined with the fact that early data is not forward secure (we don’t get forward security until we can <text:span text:style-name="T14">introduce a</text:span> Diffie-Hellman key exchange <text:span text:style-name="T14">into the mix</text:span>), then suddenly early data and session resumption start to look a bit iffy.</text:p>
      <text:p text:style-name="P11"/>
      <text:p text:style-name="P12">There are a few <text:span text:style-name="T11">obvious </text:span><text:span text:style-name="T6">mitigation</text:span><text:span text:style-name="T11">s</text:span>. Don’t allow <text:span text:style-name="T6">0-RTT</text:span>. Ensure that tickets have a limited lifetime.</text:p>
      <text:p text:style-name="P12"/>
      <text:p text:style-name="P12"><text:span text:style-name="T7">Or m</text:span><text:span text:style-name="T4">aintain a server-side database of outstanding tickets, so that a ticket can be used only once. And if the server is to maintain such a database, store the PSK key </text:span><text:span text:style-name="T6">there </text:span><text:span text:style-name="T4">as well, so that tickets just become database keys (and hence tickets become </text:span><text:span text:style-name="T6">much </text:span><text:span text:style-name="T4">smaller). But these solutions require the server to maintain server-side state, </text:span><text:span text:style-name="T7">and we would much prefer not to have to do that.</text:span></text:p>
      <text:p text:style-name="P12"/>
      <text:p text:style-name="P20">So what to do</text:p>
      <text:p text:style-name="P13"/>
      <text:p text:style-name="P13">Since the <text:span text:style-name="T20">TLS1.3 </text:span>RFC offers little <text:span text:style-name="T11">by way of </text:span>guidance <text:span text:style-name="T5">we need to come up with a concrete proposal ourselves. I </text:span><text:span text:style-name="T19">think</text:span><text:span text:style-name="T5"> that we should try to support 0-RTT connections. However a canny server should be prepared to reject early data if it looks at all dodgy. </text:span><text:span text:style-name="T6">The “freshness” check described in section 8.3 of the RFC seems like it might help.</text:span></text:p>
      <text:p text:style-name="P11"/>
      <text:p text:style-name="P15">At a minimum <text:span text:style-name="T9">the encrypted part of a</text:span> TiiTLS ticket should include the ticket time-of-birth plus lifetime, the PSK, and the client side certificate (if one were sent). The server needs only maintain one global AES TEK <text:span text:style-name="T9">to encrypt and decrypt this information</text:span>.</text:p>
      <text:p text:style-name="P15"/>
      <text:p text:style-name="P16">We might <text:span text:style-name="T20">simply be </text:span>guid<text:span text:style-name="T20">ed</text:span> <text:span text:style-name="T20">by</text:span> section 4 of RFC 5077*. <text:span text:style-name="T6">But I am open to suggestions.</text:span></text:p>
      <text:p text:style-name="P16"/>
      <text:p text:style-name="P16">*<text:a xlink:type="simple" xlink:href="https://datatracker.ietf.org/doc/html/rfc5077#page-10" text:style-name="Internet_20_link" text:visited-style-name="Visited_20_Internet_20_Link">https://datatracker.ietf.org/doc/html/rfc5077#page-10</text:a> </text:p>
      <text:p text:style-name="P16"/>
      <text:p text:style-name="P5"/>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3:37:15.738000000</meta:creation-date>
    <dc:date>2021-12-01T12:42:18.626000000</dc:date>
    <meta:editing-duration>P5DT3H9M30S</meta:editing-duration>
    <meta:editing-cycles>311</meta:editing-cycles>
    <meta:generator>LibreOffice/7.2.2.2$Windows_X86_64 LibreOffice_project/02b2acce88a210515b4a5bb2e46cbfb63fe97d56</meta:generator>
    <meta:document-statistic meta:table-count="0" meta:image-count="0" meta:object-count="0" meta:page-count="2" meta:paragraph-count="22" meta:word-count="833" meta:character-count="4821" meta:non-whitespace-character-count="4005"/>
  </office:meta>
</office:document-meta>
</file>